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style:text-underline-style="solid" style:text-underline-width="auto" style:text-underline-color="font-color"/>
    </style:style>
    <style:style style:name="P7"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8" style:family="paragraph" style:parent-style-name="Text_20_body_20_indent">
      <style:paragraph-properties fo:text-align="center" style:justify-single-word="false"/>
      <style:text-properties style:font-name="Times New Roman" fo:language="en" fo:country="US"/>
    </style:style>
    <style:style style:name="P9" style:family="paragraph" style:parent-style-name="Horizontal_20_Line">
      <style:text-properties style:font-name="Times New Roman" fo:language="en" fo:country="US"/>
    </style:style>
    <style:style style:name="P10" style:family="paragraph" style:parent-style-name="Horizontal_20_Line">
      <style:text-properties style:font-name="Arial2" fo:font-size="10pt"/>
    </style:style>
    <style:style style:name="P11" style:family="paragraph" style:parent-style-name="Text_20_body_20_indent">
      <style:paragraph-properties fo:margin-left="0.4063in" fo:margin-right="0in" fo:text-indent="0in" style:auto-text-indent="false"/>
    </style:style>
    <style:style style:name="P12" style:family="paragraph" style:parent-style-name="Text_20_body_20_indent">
      <style:paragraph-properties fo:margin-left="0.2917in" fo:margin-right="0in" fo:text-indent="0in" style:auto-text-indent="false"/>
    </style:style>
    <style:style style:name="P13" style:family="paragraph" style:parent-style-name="Text_20_body_20_indent">
      <style:paragraph-properties fo:margin-left="0.302in" fo:margin-right="0in" fo:text-indent="0in" style:auto-text-indent="false"/>
    </style:style>
    <style:style style:name="P14" style:family="paragraph" style:parent-style-name="Text_20_body_20_indent">
      <style:paragraph-properties fo:margin-left="1in" fo:margin-right="0in" fo:text-indent="0in" style:auto-text-indent="false"/>
    </style:style>
    <style:style style:name="P15" style:family="paragraph" style:parent-style-name="Text_20_body_20_indent">
      <style:paragraph-properties fo:margin-left="0.3752in" fo:margin-right="0in" fo:text-indent="0in" style:auto-text-indent="false"/>
    </style:style>
    <style:style style:name="P16" style:family="paragraph" style:parent-style-name="Text_20_body_20_indent">
      <style:paragraph-properties fo:margin-left="0.3854in" fo:margin-right="0in" fo:text-indent="0in" style:auto-text-indent="false"/>
    </style:style>
    <style:style style:name="P17" style:family="paragraph" style:parent-style-name="Text_20_body_20_indent">
      <style:paragraph-properties fo:margin-left="0.3854in" fo:margin-right="0in" fo:text-indent="0in" style:auto-text-indent="false"/>
      <style:text-properties style:font-name="Times New Roman" fo:language="en" fo:country="US"/>
    </style:style>
    <style:style style:name="P18"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19" style:family="paragraph" style:parent-style-name="Text_20_body_20_indent">
      <style:paragraph-properties fo:margin-left="0.3957in" fo:margin-right="0in" fo:text-indent="0in" style:auto-text-indent="false"/>
    </style:style>
    <style:style style:name="P20" style:family="paragraph" style:parent-style-name="Text_20_body_20_indent">
      <style:paragraph-properties fo:margin-left="0.3957in" fo:margin-right="0in" fo:text-indent="0in" style:auto-text-indent="false"/>
      <style:text-properties style:font-name="Times New Roman" fo:language="en" fo:country="US"/>
    </style:style>
    <style:style style:name="P21"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2" style:family="paragraph" style:parent-style-name="Text_20_body_20_indent">
      <style:paragraph-properties style:writing-mode="lr-tb"/>
    </style:style>
    <style:style style:name="P23" style:family="paragraph" style:parent-style-name="Heading_20_2">
      <style:paragraph-properties fo:text-align="center" style:justify-single-word="false"/>
    </style:style>
    <style:style style:name="P24" style:family="paragraph" style:parent-style-name="Text_20_body_20_indent" style:list-style-name="RTF_5f_Num_20_2"/>
    <style:style style:name="P25" style:family="paragraph" style:parent-style-name="Text_20_body_20_indent">
      <style:text-properties style:font-name="Times New Roman" fo:language="en" fo:country="US"/>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language="en" fo:country="US"/>
    </style:style>
    <style:style style:name="T4"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GraphicsMagick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7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33660468" text:style-name="RTF_5f_Num_20_2">
        <text:list-item>
          <text:p text:style-name="P24">Redistributions of source code must retain the above copyright notice, this list of conditions and the following disclaimer. </text:p>
        </text:list-item>
        <text:list-item>
          <text:p text:style-name="P24">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P22">Copyright 1999 - 2017 Bob Friesenhahn &lt;bfriesen@simple.dallas.tx.us&gt; <text:s text:c="72"/></text:p>
      <text:p text:style-name="P22">Permission is hereby granted, free of charge, to any person obtaining a copy of this software and associated documentation files ("Magick++"),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2">The above copyright notice and this permission notice shall be included in all copies or substantial portions of the Software.</text:p>
      <text:p text:style-name="P2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0"/>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2"><text:s/>&lt;one line to give the program's name and a brief idea of what it does.&gt;<text:line-break/> Copyright (C) 19yy <text:s/>&lt;name of author&gt;</text:p>
      <text:p text:style-name="P12">This program is free software; you can redistribute it and/or modify <text:s/>it under the terms of the GNU General Public License as published by the Free Software Foundation; either version 2 of the License, or (at your option) any later version.</text:p>
      <text:p text:style-name="P12"><text:s/>This program is distributed in the hope that it will be useful, but WITHOUT ANY WARRANTY; without even the implied warranty of MERCHANTABILITY or FITNESS FOR A PARTICULAR PURPOSE. <text:s/>See the GNU General Public License for more details.</text:p>
      <text:p text:style-name="P12">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2">Gnomovision version 69, Copyright (C) 19yy name of author</text:p>
      <text:p text:style-name="P12">Gnomovision comes with ABSOLUTELY NO WARRANTY; for details type `show w'.</text:p>
      <text:p text:style-name="P12">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3">Yoyodyne, Inc., hereby disclaims all copyright interest in the program</text:p>
      <text:p text:style-name="P13">`Gnomovision' (which makes passes at compilers) written by James Hacker.</text:p>
      <text:p text:style-name="P13">&lt;signature of Ty Coon&gt;, 1 April 1989</text:p>
      <text:p text:style-name="P13">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4">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5">a) The modified work must itself be a software library.</text:p>
      <text:p text:style-name="P15">b) You must cause the files modified to carry prominent notices stating that you changed the files and the date of any change.</text:p>
      <text:p text:style-name="P15">c) You must cause the whole of the work to be licensed at no charge to all third parties under the terms of this License.</text:p>
      <text:p text:style-name="P15">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5">(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6">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6">b) Accompany the work with a written offer, valid for at least three years, to give the same user the materials specified in Subsection 6a, above, for a charge no more than the cost of performing this distribution.</text:p>
      <text:p text:style-name="P16">c) If distribution of the work is made by offering access to copy from a designated place, offer equivalent access to copy the above specified materials from the same place.</text:p>
      <text:p text:style-name="P16">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6">a) Accompany the combined library with a copy of the same work based on the Library, uncombined with any other library facilities. <text:s/>This must be distributed under the terms of the Sections above.</text:p>
      <text:p text:style-name="P16">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19">&lt;one line to give the library's name and a brief idea of what it does.&gt;</text:p>
      <text:p text:style-name="P19">Copyright (C) &lt;year&gt; <text:s/>&lt;name of author&gt;</text:p>
      <text:p text:style-name="P19">This library is free software; you can redistribute it and/or modify it under the terms of the GNU Library General Public License as published by the Free Software Foundation; either version 2 of the License, or (at your option) any later version.</text:p>
      <text:p text:style-name="P19"><text:s/>This library is distributed in the hope that it will be useful, but WITHOUT ANY WARRANTY; without even the implied warranty of MERCHANTABILITY or FITNESS FOR A PARTICULAR PURPOSE. <text:s/>See the GNU Library General Public License for more details.</text:p>
      <text:p text:style-name="P19">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5">Yoyodyne, Inc., hereby disclaims all copyright interest in the library `Frob' (a library for tweaking knobs) written by James Random Hacker.</text:p>
      <text:p text:style-name="P15">&lt;signature of Ty Coon&gt;, 1 April 1990</text:p>
      <text:p text:style-name="P15">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
      <text:p text:style-name="Text_20_body_20_indent">Little CMS</text:p>
      <text:p text:style-name="Text_20_body_20_indent">Copyright (c) 1998-2011 Marti Maria Saguer</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1">(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1">(2) If only executable code is distributed, then the accompanying documentation must state that "this software is based in part on the work of the Independent JPEG Group".</text:p>
      <text:p text:style-name="P11">(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e.g. the files hash.c, list.c and the trio files, which are covered by a similar licence but with different Copyright notices) all the files are:</text:p>
      <text:p text:style-name="P5"><text:s/>Copyright (C) 1998-201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text:h text:style-name="Heading_20_2" text:outline-level="2">15) LibPNG License</text:h>
      <text:p text:style-name="P5">This copy of the libpng notices is provided for your convenience. <text:s/>In case of any discrepancy between this copy and the notices in the file png.h that is included in the libpng distribution, the latter shall prevail.</text:p>
      <text:p text:style-name="P5">COPYRIGHT NOTICE, DISCLAIMER, and LICENSE:</text:p>
      <text:p text:style-name="P5">If you modify libpng you may insert additional notices immediately following this sentence.</text:p>
      <text:p text:style-name="P5">This code is released under the libpng license.</text:p>
      <text:p text:style-name="P5">libpng versions 1.0.7, July 1, 2000, through 1.6.19, November 12, 2015, are Copyright (c) 2000-2002, 2004, 2006-2015 Glenn Randers-Pehrson, are derived from libpng-1.0.6, 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Mans Rullgard</text:p>
      <text:p text:style-name="P5"><text:s text:c="3"/>Cosmin Truta</text:p>
      <text:p text:style-name="P5"><text:s text:c="3"/>Gilles Vollant</text:p>
      <text:p text:style-name="P5"><text:s text:c="3"/>James Yu</text:p>
      <text:p text:style-name="P5">and with the following additions to the disclaimer:</text:p>
      <text:p text:style-name="P5"><text:s text:c="3"/>There is no warranty against interference with your enjoyment of the library or against infringement. <text:s/>There is no warranty that our efforts or the library will fulfill any of your particular purposes or needs. <text:s/>This library is provided with all faults, and the entire risk of satisfactory quality, performance, accuracy, and effort is with the user.</text:p>
      <text:p text:style-name="P5">libpng versions 0.97, January 1998, through 1.0.6, March 20, 2000, are Copyright (c) 1998-2000 Glenn Randers-Pehrson, are derived from libpng-0.96, and are 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 Copyright (c) 1996-1997 Andreas Dilger, are derived from libpng-0.88, and are distributed according to the same disclaimer and license as <text:s/>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1996 Guy Eric Schalnat, Group 42, Inc.</text:p>
      <text:p text:style-name="P5">For the purposes of this copyright and license, "Contributing Authors"</text:p>
      <text:p text:style-name="P5">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ext:s/>The Contributing Authors and Group 42, Inc. disclaim all warranties, expressed or implied, including, without limitation, the warranties of merchantability and of fitness for any purpose. <text:s/>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text:s text:c="2"/>1. The origin of this source code must not be misrepresented.</text:p>
      <text:p text:style-name="P5"><text:s text:c="2"/>2. Altered versions must be plainly marked as such and must not be misrepresented as being the original source.</text:p>
      <text:p text:style-name="P5"><text:s text:c="2"/>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text:s/>If you use this source code in a product, acknowledgment is not required but would be appreciated.</text:p>
      <text:p text:style-name="P5">END OF COPYRIGHT NOTICE, DISCLAIMER, and LICENSE.</text:p>
      <text:p text:style-name="P5">A "png_get_copyright" function is available, for convenient use in "about" boxes and the like:</text:p>
      <text:p text:style-name="P5"><text:s text:c="3"/>printf("%s", png_get_copyright(NULL));</text:p>
      <text:p text:style-name="P5">Also, the PNG logo (in PNG format, of course) is supplied in the files "pngbar.png" and "pngbar.jpg (88x31) and "pngnow.png" (98x31).</text:p>
      <text:p text:style-name="P5">Libpng is OSI Certified Open Source Software. <text:s/>OSI Certified Open Source is a certification mark of the Open Source Initiative. OSI has not addressed the additional disclaimers inserted at version 1.0.7.</text:p>
      <text:p text:style-name="P5"/>
      <text:p text:style-name="P5">Glenn Randers-Pehrson</text:p>
      <text:p text:style-name="P5">glennrp at users.sourceforge.net</text:p>
      <text:p text:style-name="P5">November 12, 2015</text:p>
      <text:p text:style-name="P9"/>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7">The FreeType Project LICENSE</text:p>
      <text:p text:style-name="P8">2006-Jan-27</text:p>
      <text:p text:style-name="P8">Copyright 1996-2002, 2006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0">o We don't promise that this software works. However, we will be interested in any kind of bug reports. (`as is' distribution)</text:p>
      <text:p text:style-name="P20">o You can use this software for whatever you want, in parts or full form, without having to pay us. (`royalty-free' usage)</text:p>
      <text:p text:style-name="P20">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1">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6">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6">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0">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0">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6">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6">4. Contacts</text:p>
      <text:p text:style-name="P5">There are two mailing lists related to FreeType:</text:p>
      <text:p text:style-name="P5"><text:s text:c="4"/>o freetype@nongnu.org</text:p>
      <text:p text:style-name="P5"><text:s text:c="6"/>Discusses general use and applications of FreeType, as well as future and <text:s/>wanted additions to the <text:s/>library and distribution. If <text:s/>you are looking <text:s/>for support, <text:s/>start in <text:s/>this list <text:s/>if you haven't found anything to help you in the documentation.</text:p>
      <text:p text:style-name="P5"><text:s text:c="4"/>o freetype-devel@nongnu.org</text:p>
      <text:p text:style-name="P5"><text:s text:c="6"/>Discusses bugs, <text:s/>as well <text:s/>as engine internals, <text:s/>design issues, specific licenses, porting, etc.</text:p>
      <text:p text:style-name="P5"><text:s text:c="2"/>Our home page can be found at</text:p>
      <text:p text:style-name="P5"><text:s text:c="4"/>http://www.freetype.org</text:p>
      <text:p text:style-name="Horizontal_20_Line"/>
      <text:h text:style-name="Heading_20_2" text:outline-level="2">18) <text:s/>Zlib License</text:h>
      <text:p text:style-name="P5">(C) 1995-2013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7">1. The origin of this software must not be misrepresented; you must not claim that you wrote the original software. If you use this software in a product, an acknowledgment in the product documentation would be appreciated but is not required.</text:p>
      <text:p text:style-name="P17">2. Altered source versions must be plainly marked as such, and must not be misrepresented as being the original software.</text:p>
      <text:p text:style-name="P17">3. This notice may not be removed or altered from any source distribution.</text:p>
      <text:p text:style-name="P18">Jean-loup Gailly <text:tab/>Mark Adler</text:p>
      <text:p text:style-name="P18">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Horizontal_20_Line"/>
      <text:h text:style-name="Heading_20_2" text:outline-level="2"><text:span text:style-name="T3">19) <text:s/>WebP License</text:span></text:h>
      <text:p text:style-name="Text_20_body"><text:span text:style-name="T3">Copyright (c) 2010, Google Inc. All rights reserved.</text:span></text:p>
      <text:p text:style-name="Text_20_body"><text:span text:style-name="T3">Redistribution and use in source and binary forms, with or without modification, are permitted provided that the following conditions are met:</text:span></text:p>
      <text:p text:style-name="Text_20_body"><text:span text:style-name="T3"><text:s text:c="2"/>* Redistributions of source code must retain the above copyright notice, this list of conditions and the following disclaimer.</text:span></text:p>
      <text:p text:style-name="Text_20_body"><text:span text:style-name="T3"><text:s text:c="2"/>* Redistributions in binary form must reproduce the above copyright notice, this list of conditions and the following disclaimer in the documentation and/or other materials provided with the distribution.</text:span></text:p>
      <text:p text:style-name="Text_20_body"><text:span text:style-name="T3"><text:s text:c="2"/>* Neither the name of Google nor the names of its contributors may be used to endorse or promote products derived from this software without specific prior written permission.</text:span></text:p>
      <text:p text:style-name="Text_20_body"><text:span text:style-name="T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299in" fo:margin-bottom="0.0799in"/>
      <style:text-properties style:font-name="Arial1"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creation-date>2003-11-30T19:31:16</meta:creation-date>
    <dc:creator>Bob Friesenhahn</dc:creator>
    <dc:date>2017-01-01T14:23:22</dc:date>
    <dc:language>en-US</dc:language>
    <meta:editing-cycles>47</meta:editing-cycles>
    <meta:editing-duration>PT05H42M29S</meta:editing-duration>
    <meta:document-statistic meta:table-count="0" meta:image-count="0" meta:object-count="0" meta:page-count="1" meta:paragraph-count="354" meta:word-count="12222" meta:character-count="74849"/>
    <meta:user-defined meta:name="Info 1"/>
    <meta:user-defined meta:name="Info 2"/>
    <meta:user-defined meta:name="Info 3"/>
    <meta:user-defined meta:name="Info 4"/>
  </office:meta>
</office:document-meta>
</file>